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n" fo:country="CA" officeooo:rsid="001f4ea1" officeooo:paragraph-rsid="001f4ea1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language="en" fo:country="CA" officeooo:rsid="001f4ea1" officeooo:paragraph-rsid="001f4ea1"/>
    </style:style>
    <style:style style:name="P3" style:family="paragraph" style:parent-style-name="Text_20_body">
      <style:text-properties style:font-name="Times New Roman" fo:language="en" fo:country="CA" officeooo:rsid="002452b3" officeooo:paragraph-rsid="002452b3"/>
    </style:style>
    <style:style style:name="P4" style:family="paragraph" style:parent-style-name="Text_20_body">
      <style:text-properties style:font-name="Times New Roman" fo:language="en" fo:country="CA" style:text-underline-style="none" officeooo:rsid="0026d25a" officeooo:paragraph-rsid="0026d25a"/>
    </style:style>
    <style:style style:name="P5" style:family="paragraph" style:parent-style-name="Text_20_body">
      <style:text-properties style:font-name="Times New Roman" fo:language="en" fo:country="CA" style:text-underline-style="none" officeooo:rsid="00285902" officeooo:paragraph-rsid="00285902"/>
    </style:style>
    <style:style style:name="P6" style:family="paragraph" style:parent-style-name="Text_20_body">
      <style:text-properties style:font-name="Liberation Serif1"/>
    </style:style>
    <style:style style:name="P7" style:family="paragraph" style:parent-style-name="Text_20_body">
      <style:text-properties style:font-name="Liberation Serif1" officeooo:rsid="003477c6" officeooo:paragraph-rsid="003477c6"/>
    </style:style>
    <style:style style:name="P8" style:family="paragraph" style:parent-style-name="Contents_20_1">
      <style:text-properties fo:language="en" fo:country="CA" officeooo:paragraph-rsid="002048db"/>
    </style:style>
    <style:style style:name="P9" style:family="paragraph" style:parent-style-name="Contents_20_1">
      <style:text-properties fo:language="en" fo:country="CA" officeooo:rsid="002048db" officeooo:paragraph-rsid="002048db"/>
    </style:style>
    <style:style style:name="P10" style:family="paragraph" style:parent-style-name="Contents_20_1">
      <style:text-properties fo:language="en" fo:country="CA" officeooo:rsid="00232eb6" officeooo:paragraph-rsid="00232eb6"/>
    </style:style>
    <style:style style:name="P11" style:family="paragraph" style:parent-style-name="Contents_20_1">
      <style:text-properties style:font-name="Liberation Serif" fo:font-weight="bold" style:font-weight-asian="bold" style:font-weight-complex="bold"/>
    </style:style>
    <style:style style:name="P12" style:family="paragraph" style:parent-style-name="Contents_20_1">
      <style:text-properties style:font-name="Liberation Serif" fo:font-weight="bold" officeooo:rsid="002ddf33" officeooo:paragraph-rsid="002ddf33" style:font-weight-asian="bold" style:font-weight-complex="bold"/>
    </style:style>
    <style:style style:name="P13" style:family="paragraph" style:parent-style-name="Contents_20_1">
      <style:text-properties style:font-name="Liberation Serif" officeooo:rsid="002ddf33" officeooo:paragraph-rsid="002ddf33"/>
    </style:style>
    <style:style style:name="P14" style:family="paragraph" style:parent-style-name="Contents_20_1">
      <style:text-properties style:font-name="Liberation Serif" officeooo:rsid="002fc7d1" officeooo:paragraph-rsid="002fc7d1"/>
    </style:style>
    <style:style style:name="P15" style:family="paragraph" style:parent-style-name="Contents_20_1">
      <style:text-properties style:font-name="Liberation Serif" officeooo:rsid="002d74b7" officeooo:paragraph-rsid="002d74b7"/>
    </style:style>
    <style:style style:name="P16" style:family="paragraph" style:parent-style-name="Table_20_Contents">
      <style:text-properties officeooo:rsid="003135e9" officeooo:paragraph-rsid="003135e9"/>
    </style:style>
    <style:style style:name="P17" style:family="paragraph" style:parent-style-name="Standard" style:list-style-name="L10"/>
    <style:style style:name="P18" style:family="paragraph" style:parent-style-name="Standard" style:list-style-name="L10">
      <style:text-properties officeooo:rsid="003c65b0" officeooo:paragraph-rsid="003c65b0"/>
    </style:style>
    <style:style style:name="P19" style:family="paragraph" style:parent-style-name="Heading_20_1">
      <style:text-properties style:font-name="Times New Roman" fo:language="en" fo:country="CA"/>
    </style:style>
    <style:style style:name="P20" style:family="paragraph" style:parent-style-name="Heading_20_1">
      <style:text-properties style:font-name="Times New Roman" fo:language="en" fo:country="CA" officeooo:rsid="002452b3" officeooo:paragraph-rsid="002452b3"/>
    </style:style>
    <style:style style:name="P21" style:family="paragraph" style:parent-style-name="Heading_20_1">
      <style:text-properties style:font-name="Liberation Serif"/>
    </style:style>
    <style:style style:name="P22" style:family="paragraph" style:parent-style-name="Heading_20_1">
      <style:paragraph-properties fo:line-height="100%"/>
      <style:text-properties style:font-name="Liberation Serif" fo:language="en" fo:country="CA"/>
    </style:style>
    <style:style style:name="P23" style:family="paragraph" style:parent-style-name="Heading_20_1">
      <style:text-properties style:font-name="Liberation Serif1"/>
    </style:style>
    <style:style style:name="P24" style:family="paragraph" style:parent-style-name="Heading_20_1">
      <style:text-properties style:font-name="Liberation Serif1" officeooo:rsid="003c65b0" officeooo:paragraph-rsid="003c65b0"/>
    </style:style>
    <style:style style:name="P25" style:family="paragraph" style:parent-style-name="Heading_20_1">
      <style:paragraph-properties fo:break-before="page"/>
      <style:text-properties style:font-name="Liberation Serif1"/>
    </style:style>
    <style:style style:name="P26" style:family="paragraph" style:parent-style-name="Contents_20_1" style:list-style-name="L1">
      <style:text-properties fo:language="en" fo:country="CA" officeooo:rsid="002048db" officeooo:paragraph-rsid="002048db"/>
    </style:style>
    <style:style style:name="P27" style:family="paragraph" style:parent-style-name="Contents_20_1" style:list-style-name="L2">
      <style:text-properties fo:language="en" fo:country="CA" officeooo:rsid="002048db" officeooo:paragraph-rsid="002048db"/>
    </style:style>
    <style:style style:name="P28" style:family="paragraph" style:parent-style-name="Contents_20_1" style:list-style-name="L3">
      <style:text-properties fo:language="en" fo:country="CA" officeooo:rsid="002048db" officeooo:paragraph-rsid="002048db"/>
    </style:style>
    <style:style style:name="P29" style:family="paragraph" style:parent-style-name="Contents_20_1" style:list-style-name="L2">
      <style:text-properties fo:language="en" fo:country="CA" officeooo:paragraph-rsid="002048db"/>
    </style:style>
    <style:style style:name="P30" style:family="paragraph" style:parent-style-name="Contents_20_1" style:list-style-name="L3">
      <style:text-properties style:font-name="Times New Roman" fo:language="en" fo:country="CA" officeooo:rsid="002048db" officeooo:paragraph-rsid="002048db"/>
    </style:style>
    <style:style style:name="P31" style:family="paragraph" style:parent-style-name="Contents_20_1" style:list-style-name="L3">
      <style:text-properties style:font-name="Times New Roman" fo:language="en" fo:country="CA" officeooo:paragraph-rsid="002048db"/>
    </style:style>
    <style:style style:name="P32" style:family="paragraph" style:parent-style-name="Contents_20_1" style:list-style-name="L4">
      <style:text-properties style:font-name="Liberation Serif"/>
    </style:style>
    <style:style style:name="P33" style:family="paragraph" style:parent-style-name="Contents_20_1" style:list-style-name="L4">
      <style:text-properties style:font-name="Liberation Serif" officeooo:rsid="002ddf33" officeooo:paragraph-rsid="002ddf33"/>
    </style:style>
    <style:style style:name="P34" style:family="paragraph" style:parent-style-name="Contents_20_1" style:list-style-name="L6">
      <style:text-properties style:font-name="Liberation Serif" officeooo:rsid="002ddf33" officeooo:paragraph-rsid="002ddf33"/>
    </style:style>
    <style:style style:name="P35" style:family="paragraph" style:parent-style-name="Contents_20_1" style:list-style-name="L7">
      <style:text-properties style:font-name="Liberation Serif" officeooo:rsid="002ddf33" officeooo:paragraph-rsid="002ddf33"/>
    </style:style>
    <style:style style:name="P36" style:family="paragraph" style:parent-style-name="Contents_20_1" style:list-style-name="L8">
      <style:text-properties style:font-name="Liberation Serif" officeooo:rsid="002ddf33" officeooo:paragraph-rsid="002ddf33"/>
    </style:style>
    <style:style style:name="P37" style:family="paragraph" style:parent-style-name="Contents_20_1" style:list-style-name="L5">
      <style:text-properties style:font-name="Liberation Serif"/>
    </style:style>
    <style:style style:name="P38" style:family="paragraph" style:parent-style-name="Contents_20_1" style:list-style-name="L7">
      <style:text-properties style:font-name="Liberation Serif" officeooo:rsid="002b4e8d" officeooo:paragraph-rsid="002ddf33"/>
    </style:style>
    <style:style style:name="P39" style:family="paragraph" style:parent-style-name="Contents_20_1" style:list-style-name="L8">
      <style:text-properties style:font-name="Liberation Serif" officeooo:rsid="002b4e8d" officeooo:paragraph-rsid="002ddf33"/>
    </style:style>
    <style:style style:name="P40" style:family="paragraph" style:parent-style-name="Contents_20_1" style:list-style-name="L8">
      <style:text-properties style:font-name="Liberation Serif" officeooo:rsid="002f09c5" officeooo:paragraph-rsid="002f09c5"/>
    </style:style>
    <style:style style:name="P41" style:family="paragraph" style:parent-style-name="Contents_20_1" style:list-style-name="L9"/>
    <style:style style:name="P42" style:family="paragraph" style:parent-style-name="Contents_20_1" style:list-style-name="L9">
      <style:text-properties officeooo:paragraph-rsid="003477c6"/>
    </style:style>
    <style:style style:name="P43" style:family="paragraph" style:parent-style-name="Contents_20_1" style:list-style-name="L9">
      <style:text-properties officeooo:paragraph-rsid="003135e9"/>
    </style:style>
    <style:style style:name="P44" style:family="paragraph" style:parent-style-name="Contents_20_1" style:list-style-name="L9">
      <style:text-properties officeooo:rsid="00354a34" officeooo:paragraph-rsid="00354a34"/>
    </style:style>
    <style:style style:name="P45" style:family="paragraph" style:parent-style-name="Contents_20_1" style:list-style-name="L9">
      <style:text-properties officeooo:rsid="003477c6" officeooo:paragraph-rsid="003477c6"/>
    </style:style>
    <style:style style:name="P46" style:family="paragraph" style:parent-style-name="Contents_20_1" style:list-style-name="L9">
      <style:text-properties officeooo:rsid="00367949" officeooo:paragraph-rsid="00367949"/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8" style:family="paragraph" style:parent-style-name="Text_20_body">
      <style:text-properties officeooo:rsid="003e15da" officeooo:paragraph-rsid="003e15da"/>
    </style:style>
    <style:style style:name="P49" style:family="paragraph" style:parent-style-name="Text_20_body">
      <style:paragraph-properties fo:margin-top="0cm" fo:margin-bottom="0.046cm" loext:contextual-spacing="false"/>
      <style:text-properties officeooo:paragraph-rsid="003e15da"/>
    </style:style>
    <style:style style:name="P50" style:family="paragraph" style:parent-style-name="Text_20_body" style:list-style-name="L15">
      <style:paragraph-properties fo:margin-top="0cm" fo:margin-bottom="0.046cm" loext:contextual-spacing="false"/>
      <style:text-properties officeooo:rsid="003e15da" officeooo:paragraph-rsid="003e15da"/>
    </style:style>
    <style:style style:name="P51" style:family="paragraph" style:parent-style-name="Text_20_body">
      <style:paragraph-properties fo:margin-top="0cm" fo:margin-bottom="0.046cm" loext:contextual-spacing="false"/>
      <style:text-properties officeooo:rsid="003e15da" officeooo:paragraph-rsid="003e15da"/>
    </style:style>
    <style:style style:name="P52" style:family="paragraph" style:parent-style-name="Text_20_body" style:list-style-name="L16">
      <style:paragraph-properties fo:margin-top="0cm" fo:margin-bottom="0.046cm" loext:contextual-spacing="false"/>
      <style:text-properties officeooo:rsid="003e15da" officeooo:paragraph-rsid="003e15da"/>
    </style:style>
    <style:style style:name="P53" style:family="paragraph" style:parent-style-name="Text_20_body" style:list-style-name="L17">
      <style:paragraph-properties fo:margin-top="0cm" fo:margin-bottom="0.046cm" loext:contextual-spacing="false"/>
      <style:text-properties officeooo:rsid="003e15da" officeooo:paragraph-rsid="003e15da"/>
    </style:style>
    <style:style style:name="P54" style:family="paragraph" style:parent-style-name="Text_20_body" style:list-style-name="L18">
      <style:paragraph-properties fo:margin-top="0cm" fo:margin-bottom="0.046cm" loext:contextual-spacing="false"/>
      <style:text-properties officeooo:rsid="003e15da" officeooo:paragraph-rsid="003e15da"/>
    </style:style>
    <style:style style:name="P55" style:family="paragraph" style:parent-style-name="Text_20_body" style:list-style-name="L15">
      <style:paragraph-properties fo:margin-top="0cm" fo:margin-bottom="0.046cm" loext:contextual-spacing="false"/>
      <style:text-properties officeooo:paragraph-rsid="003e15da"/>
    </style:style>
    <style:style style:name="P56" style:family="paragraph" style:parent-style-name="Text_20_body">
      <style:paragraph-properties fo:margin-top="0cm" fo:margin-bottom="0.046cm" loext:contextual-spacing="false"/>
      <style:text-properties officeooo:rsid="003e9024" officeooo:paragraph-rsid="003e9024"/>
    </style:style>
    <style:style style:name="T1" style:family="text">
      <style:text-properties officeooo:rsid="002048db"/>
    </style:style>
    <style:style style:name="T2" style:family="text">
      <style:text-properties officeooo:rsid="00210dd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69456"/>
    </style:style>
    <style:style style:name="T6" style:family="text">
      <style:text-properties style:font-name="Times New Roman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3363" style:font-weight-asian="bold" style:font-weight-complex="bold"/>
    </style:style>
    <style:style style:name="T9" style:family="text">
      <style:text-properties officeooo:rsid="002f09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f09c5" style:font-weight-asian="normal" style:font-weight-complex="normal"/>
    </style:style>
    <style:style style:name="T13" style:family="text">
      <style:text-properties fo:font-style="normal" fo:font-weight="normal" officeooo:rsid="002f09c5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3135e9"/>
    </style:style>
    <style:style style:name="T16" style:family="text">
      <style:text-properties style:text-position="super 58%" officeooo:rsid="003135e9"/>
    </style:style>
    <style:style style:name="T17" style:family="text">
      <style:text-properties officeooo:rsid="003477c6"/>
    </style:style>
    <style:style style:name="T18" style:family="text">
      <style:text-properties officeooo:rsid="00367949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1" officeooo:rsid="003e15da"/>
    </style:style>
    <style:style style:name="T21" style:family="text">
      <style:text-properties style:font-name="Liberation Serif1" officeooo:rsid="003e902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210_565340487" text:style-name="Index_20_Link" text:visited-style-name="Index_20_Link">Sept 14, 2016<text:tab/>2</text:a></text:p>
          <text:p text:style-name="P47"><text:a xlink:type="simple" xlink:href="#__RefHeading__84_1940479205" text:style-name="Index_20_Link" text:visited-style-name="Index_20_Link">Sept 15, 2016<text:tab/>2</text:a></text:p>
          <text:p text:style-name="P47"><text:a xlink:type="simple" xlink:href="#__RefHeading__185_1156712743" text:style-name="Index_20_Link" text:visited-style-name="Index_20_Link">Sept 19, 2016<text:tab/>2</text:a></text:p>
          <text:p text:style-name="P47"><text:a xlink:type="simple" xlink:href="#__RefHeading__187_1156712743" text:style-name="Index_20_Link" text:visited-style-name="Index_20_Link">Oct 19, 2016<text:tab/>2</text:a></text:p>
          <text:p text:style-name="P47"><text:a xlink:type="simple" xlink:href="#__RefHeading__430_1156712743" text:style-name="Index_20_Link" text:visited-style-name="Index_20_Link">12 CBS tasks:<text:tab/>3</text:a></text:p>
          <text:p text:style-name="P47"><text:a xlink:type="simple" xlink:href="#__RefHeading___Toc209_1146988282" text:style-name="Index_20_Link" text:visited-style-name="Index_20_Link">Nov 7, 2016<text:tab/>3</text:a></text:p>
          <text:p text:style-name="P47"><text:a xlink:type="simple" xlink:href="#__RefHeading___Toc352_818278448" text:style-name="Index_20_Link" text:visited-style-name="Index_20_Link">Dec 14, 2016<text:tab/>4</text:a></text:p>
          <text:p text:style-name="P47"><text:a xlink:type="simple" xlink:href="#__RefHeading___Toc354_818278448" text:style-name="Index_20_Link" text:visited-style-name="Index_20_Link">October 11, 2017<text:tab/>5</text:a></text:p>
        </text:index-body>
      </text:table-of-content>
      <text:p text:style-name="P1"/>
      <text:p text:style-name="P2">Notes</text:p>
      <text:h text:style-name="P19" text:outline-level="1"><text:bookmark-start text:name="__RefHeading__210_565340487"/>Sept 14, 2016<text:bookmark-end text:name="__RefHeading__210_565340487"/></text:h>
      <text:p text:style-name="P8">Effect of music on cognition functioning – Does music enhance or impair cognitive functioning?</text:p>
      <text:p text:style-name="P8">Task: Cognitive task – something to measure cognitive capacity (SFT). </text:p>
      <text:list xml:id="list2172644978402853695" text:style-name="L1">
        <text:list-item>
          <text:p text:style-name="P26">To use EEG need <text:span text:style-name="T2">to have</text:span> minimal movement</text:p>
        </text:list-item>
        <text:list-item>
          <text:p text:style-name="P26">To use SFT need a RT task</text:p>
        </text:list-item>
      </text:list>
      <text:p text:style-name="P10">Could use a general task (WAIS, MMSE etc.) but using an SFT compatible task constrains us to a specific cognitive function. Less ambiguity</text:p>
      <text:p text:style-name="P10"/>
      <text:p text:style-name="P9">Have participants do the task under 2 conditions. (at two separate times?) - with music and without music</text:p>
      <text:list xml:id="list5170626123126526625" text:style-name="L2">
        <text:list-item>
          <text:p text:style-name="P27">what kind of music?</text:p>
          <text:list>
            <text:list-item>
              <text:p text:style-name="P27">Unfamiliar – without lyrics, upbeat</text:p>
              <text:p text:style-name="P29"/>
            </text:list-item>
          </text:list>
        </text:list-item>
      </text:list>
      <text:p text:style-name="P9">3 aspects to the experiment</text:p>
      <text:list xml:id="list1358062247031609400" text:style-name="L3">
        <text:list-item>
          <text:p text:style-name="P28">behavioural: are participants more likely to be affected by the music if they are higher on a personality trait </text:p>
          <text:list>
            <text:list-item>
              <text:p text:style-name="P28">introversion/extroversion</text:p>
            </text:list-item>
            <text:list-item>
              <text:p text:style-name="P28">anxiety</text:p>
            </text:list-item>
            <text:list-item>
              <text:p text:style-name="P28">etc</text:p>
            </text:list-item>
          </text:list>
        </text:list-item>
        <text:list-item>
          <text:p text:style-name="P28">EEG: Does the degree to which participants entrain to the music affect how well they do on the task</text:p>
          <text:list>
            <text:list-item>
              <text:p text:style-name="P28">Do participants do better if they are better at ignoring the task? - i.e. entrained in an 'anti-<text:span text:style-name="T6">phase' way</text:span></text:p>
            </text:list-item>
            <text:list-item>
              <text:p text:style-name="P30">Does distraction correlate with entrainment?</text:p>
            </text:list-item>
          </text:list>
        </text:list-item>
        <text:list-item>
          <text:p text:style-name="P31"><text:span text:style-name="T1">Systems factorial technology: using SFT to determine cognitive capacity under different music conditions </text:span><text:line-break/></text:p>
        </text:list-item>
      </text:list>
      <text:h text:style-name="P20" text:outline-level="1"><text:bookmark-start text:name="__RefHeading__84_1940479205"/>Sept 15, 2016<text:bookmark-end text:name="__RefHeading__84_1940479205"/></text:h>
      <text:p text:style-name="P3">More specifically – effects of music on <text:span text:style-name="T3">cognitive capacity</text:span><text:span text:style-name="T4"> as measured with Reaction time task and analy</text:span><text:span text:style-name="T5">ze</text:span><text:span text:style-name="T4">d with SFT. </text:span></text:p>
      <text:h text:style-name="P19" text:outline-level="1"><text:bookmark-start text:name="__RefHeading__185_1156712743"/>Sept 19, 2016<text:bookmark-end text:name="__RefHeading__185_1156712743"/></text:h>
      <text:p text:style-name="P4">Is this a well known paradigm? </text:p>
      <text:p text:style-name="P5">What does the paradigm claim it’s separating?</text:p>
      <text:h text:style-name="P22" text:outline-level="1"><text:bookmark-start text:name="__RefHeading__187_1156712743"/>Oct 19, 2016<text:bookmark-end text:name="__RefHeading__187_1156712743"/></text:h>
      <text:p text:style-name="P11">Step 1: Behavioural Task </text:p>
      <text:list xml:id="list3988690576898913459" text:style-name="L4">
        <text:list-item>
          <text:p text:style-name="P32">investigate the relationship between music and CBS tasks first</text:p>
          <text:list>
            <text:list-item>
              <text:p text:style-name="P32">How do I expect music to affect the various CBS tasks?</text:p>
            </text:list-item>
            <text:list-item>
              <text:p text:style-name="P32">Why?</text:p>
            </text:list-item>
            <text:list-item>
              <text:p text:style-name="P32">Which types of music?</text:p>
            </text:list-item>
            <text:list-item>
              <text:p text:style-name="P32"><text:soft-page-break/>How do we expect the personality measure to relate?</text:p>
            </text:list-item>
            <text:list-item>
              <text:p text:style-name="P32">Do results relate to participant's general method of studying? (with/without music)</text:p>
            </text:list-item>
            <text:list-item>
              <text:p text:style-name="P33">Based on how the tasks load onto task-components from the Hampshire (2012) paper – does that relate to how music affects the task?</text:p>
            </text:list-item>
          </text:list>
        </text:list-item>
      </text:list>
      <text:p text:style-name="P11">Step 2: EEG task</text:p>
      <text:list xml:id="list8486336678825497888" text:style-name="L5">
        <text:list-item>
          <text:p text:style-name="P37">Based on the results of step 1 – take the music and CBS tasks that worked and repeat while collecting EEG</text:p>
        </text:list-item>
        <text:list-item>
          <text:p text:style-name="P37">Do the results replicate?</text:p>
        </text:list-item>
        <text:list-item>
          <text:p text:style-name="P37">What do I expect from the EEG? What differences in entrainment? Does this relate to participant's general method of studying? (with/without music)</text:p>
        </text:list-item>
      </text:list>
      <text:h text:style-name="P21" text:outline-level="1"><text:bookmark-start text:name="__RefHeading__430_1156712743"/>12 CBS tasks:<text:bookmark-end text:name="__RefHeading__430_1156712743"/></text:h>
      <text:p text:style-name="P15">How will the tasks be affected by music? (Hampshire, 2012)</text:p>
      <text:p text:style-name="P13">Tasks that load most onto <text:span text:style-name="T7">verbal memory </text:span>– <text:span text:style-name="T9">likely that</text:span> they'll be more affected by music with lyrics</text:p>
      <text:list xml:id="list3201142333217400814" text:style-name="L6">
        <text:list-item>
          <text:p text:style-name="P34">colour-word remapping</text:p>
          <text:list>
            <text:list-item>
              <text:p text:style-name="P34">stroop</text:p>
            </text:list-item>
          </text:list>
        </text:list-item>
        <text:list-item>
          <text:p text:style-name="P34">verbal reasoning</text:p>
          <text:list>
            <text:list-item>
              <text:p text:style-name="P34">grammatical reasoning</text:p>
            </text:list-item>
          </text:list>
        </text:list-item>
        <text:list-item>
          <text:p text:style-name="P34">digit span </text:p>
          <text:list>
            <text:list-item>
              <text:p text:style-name="P34">variant on verbal working memory of WAIS-R</text:p>
            </text:list-item>
          </text:list>
        </text:list-item>
      </text:list>
      <text:p text:style-name="P12">Reasoning –<text:span text:style-name="T14"> </text:span><text:span text:style-name="T13">what is my prediction?</text:span></text:p>
      <text:list xml:id="list6899363154295059135" text:style-name="L7">
        <text:list-item>
          <text:p text:style-name="P35">spatial planning</text:p>
          <text:list>
            <text:list-item>
              <text:p text:style-name="P35">executive function</text:p>
            </text:list-item>
          </text:list>
        </text:list-item>
        <text:list-item>
          <text:p text:style-name="P35">spatial rotation</text:p>
        </text:list-item>
        <text:list-item>
          <text:p text:style-name="P35">feature match</text:p>
          <text:list>
            <text:list-item>
              <text:p text:style-name="P35">attentional processing</text:p>
            </text:list-item>
          </text:list>
        </text:list-item>
        <text:list-item>
          <text:p text:style-name="P35">interlocking pentagons</text:p>
          <text:list>
            <text:list-item>
              <text:p text:style-name="P38">based on interlocking pentagons task used in the assessment of age related disorders</text:p>
            </text:list-item>
          </text:list>
        </text:list-item>
        <text:list-item>
          <text:p text:style-name="P35">deductive reasoning</text:p>
        </text:list-item>
      </text:list>
      <text:p text:style-name="P12">STM –<text:span text:style-name="T11"> </text:span><text:span text:style-name="T12">maybe tasks involving serial things will be affected by music in the same way that serial recall is?</text:span></text:p>
      <text:list xml:id="list5777299631620500565" text:style-name="L8">
        <text:list-item>
          <text:p text:style-name="P36">spatial span</text:p>
          <text:list>
            <text:list-item>
              <text:p text:style-name="P39">measures spatial short-term memory capacity</text:p>
            </text:list-item>
          </text:list>
        </text:list-item>
        <text:list-item>
          <text:p text:style-name="P36">visuospatial working memory</text:p>
          <text:list>
            <text:list-item>
              <text:p text:style-name="P40"><text:span text:style-name="T10">Patston et al, 2011</text:span> – did not find an effect of music in visuospatial search</text:p>
            </text:list-item>
          </text:list>
        </text:list-item>
        <text:list-item>
          <text:p text:style-name="P36">self-ordered search</text:p>
          <text:list>
            <text:list-item>
              <text:p text:style-name="P39">measure strategy during search behaviours</text:p>
            </text:list-item>
          </text:list>
        </text:list-item>
        <text:list-item>
          <text:p text:style-name="P36">paired associates</text:p>
          <text:list>
            <text:list-item>
              <text:p text:style-name="P39">variant of a paradigm used to assess memory impairments in aging clinical populations</text:p>
            </text:list-item>
          </text:list>
        </text:list-item>
      </text:list>
      <text:p text:style-name="P14"/>
      <text:p text:style-name="P14">Which tasks are most compatible with EEG? </text:p>
      <text:p text:style-name="P14"/>
      <text:h text:style-name="P23" text:outline-level="1"><text:bookmark-start text:name="__RefHeading___Toc209_1146988282"/>Nov 7, 2016<text:bookmark-end text:name="__RefHeading___Toc209_1146988282"/></text:h>
      <text:p text:style-name="P7">Experimental Setup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6">Lyrics </text:p>
          </table:table-cell>
          <table:table-cell table:style-name="Table1.A1" office:value-type="string">
            <text:p text:style-name="P16">No lyrics</text:p>
          </table:table-cell>
          <table:table-cell table:style-name="Table1.A1" office:value-type="string">
            <text:p text:style-name="P16">Silence</text:p>
          </table:table-cell>
          <table:table-cell table:style-name="Table1.E1" office:value-type="string">
            <text:p text:style-name="P16">Noise?</text:p>
          </table:table-cell>
        </table:table-row>
        <table:table-row>
          <table:table-cell table:style-name="Table1.A2" office:value-type="string">
            <text:p text:style-name="P16">Task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Task 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6">Task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6"/>
      <text:list xml:id="list4619036782788571200" text:style-name="L9">
        <text:list-item>
          <text:p text:style-name="P44">2 Factors</text:p>
          <text:list>
            <text:list-item>
              <text:p text:style-name="P44">task – 3 conditions</text:p>
            </text:list-item>
            <text:list-item>
              <text:p text:style-name="P44">music – 3/4 conditions</text:p>
            </text:list-item>
          </text:list>
        </text:list-item>
        <text:list-item>
          <text:p text:style-name="P41">Within participants </text:p>
          <text:list>
            <text:list-item>
              <text:p text:style-name="P42"># of participants needed? pilot a few and see how the effect sizes are – 30? </text:p>
            </text:list-item>
          </text:list>
        </text:list-item>
        <text:list-item>
          <text:p text:style-name="P41">3 tasks, 4 conditions </text:p>
          <text:list>
            <text:list-item>
              <text:p text:style-name="P41">Counterbalance 3 tasks, counterbalance 4 conditions </text:p>
            </text:list-item>
            <text:list-item>
              <text:p text:style-name="P42">Noise – scrambled music? </text:p>
            </text:list-item>
          </text:list>
        </text:list-item>
        <text:list-item>
          <text:p text:style-name="P44">They’ll have to do each task 3-4 times</text:p>
          <text:list>
            <text:list-item>
              <text:p text:style-name="P44">practice effects? - counterbalance </text:p>
            </text:list-item>
          </text:list>
        </text:list-item>
        <text:list-item>
          <text:p text:style-name="P41">Time? </text:p>
          <text:list>
            <text:list-item>
              <text:p text:style-name="P45">will depend on length of tests – can look at how long similar previous experiments have been</text:p>
            </text:list-item>
          </text:list>
        </text:list-item>
        <text:list-item>
          <text:p text:style-name="P41">Play music over speakers/headphones</text:p>
          <text:list>
            <text:list-item>
              <text:p text:style-name="P41">1 song on repeat <text:span text:style-name="T17">for each condition?</text:span></text:p>
            </text:list-item>
            <text:list-item>
              <text:p text:style-name="P43"><text:span text:style-name="T7">Lyrics</text:span> – <text:span text:style-name="T15">Americans: 150bpm, 20</text:span><text:span text:style-name="T16">th</text:span><text:span text:style-name="T15"> Century: 140bpm, Superman: 130bpm (minor)</text:span></text:p>
            </text:list-item>
            <text:list-item>
              <text:p text:style-name="P41"><text:span text:style-name="T8">N</text:span><text:span text:style-name="T7">o lyrics</text:span> – half life: 140bpm, Killing time: 100bpm, <text:span text:style-name="T15">Tonopah: 125bpm (dissonant/minor)</text:span></text:p>
            </text:list-item>
            <text:list-item>
              <text:p text:style-name="P45">noise condition might be super annoyin<text:span text:style-name="T18">g</text:span></text:p>
            </text:list-item>
          </text:list>
        </text:list-item>
        <text:list-item>
          <text:p text:style-name="P46">Questionnaire</text:p>
          <text:list>
            <text:list-item>
              <text:p text:style-name="P46">besides basic questionnaire and questions about music and studying what else should we ask?</text:p>
            </text:list-item>
          </text:list>
        </text:list-item>
      </text:list>
      <text:h text:style-name="P24" text:outline-level="1"><text:bookmark-start text:name="__RefHeading___Toc352_818278448"/>Dec 14, 2016<text:bookmark-end text:name="__RefHeading___Toc352_818278448"/></text:h>
      <text:p text:style-name="Standard">Things to do with speech data</text:p>
      <text:list xml:id="list4196847743083314702" text:style-name="L10">
        <text:list-item>
          <text:p text:style-name="P17">filter at 0.1 Hz </text:p>
        </text:list-item>
        <text:list-item>
          <text:p text:style-name="P18">overlay FFTs of 4 stimuli to see differences</text:p>
        </text:list-item>
        <text:list-item>
          <text:p text:style-name="P18">Create Epochs around stim markers</text:p>
        </text:list-item>
        <text:list-item>
          <text:p text:style-name="P18">investigate how to get phase information from different stim</text:p>
        </text:list-item>
        <text:list-item>
          <text:p text:style-name="P18">LOO classifier?</text:p>
        </text:list-item>
      </text:list>
      <text:h text:style-name="P25" text:outline-level="1"><text:bookmark-start text:name="__RefHeading___Toc354_818278448"/>October 11, 2017<text:bookmark-end text:name="__RefHeading___Toc354_818278448"/></text:h>
      <text:p text:style-name="P48"><text:span text:style-name="T19">AD study with Adrian</text:span></text:p>
      <text:p text:style-name="P49"><text:span text:style-name="T20">1. How do neural correlates of memory for music change with age?</text:span></text:p>
      <text:list xml:id="list5449377215020283654" text:style-name="L15">
        <text:list-item>
          <text:p text:style-name="P50"><text:span text:style-name="T20">B</text:span><text:span text:style-name="T19">OLD study</text:span></text:p>
        </text:list-item>
        <text:list-item>
          <text:p text:style-name="P55"><text:span text:style-name="T20">Unfamiliar music – same as young adult study</text:span></text:p>
        </text:list-item>
        <text:list-item>
          <text:p text:style-name="P55"><text:span text:style-name="T20">Familiar music - ??</text:span></text:p>
        </text:list-item>
      </text:list>
      <text:p text:style-name="P51"><text:span text:style-name="T19">2. How can we use music to assess consciousness?</text:span></text:p>
      <text:list xml:id="list1310302393112005881" text:style-name="L16">
        <text:list-item>
          <text:p text:style-name="P52"><text:span text:style-name="T19">If it has to do with narrative – use a song that we pick that they might be familiar with and has a narrative </text:span></text:p>
          <text:list>
            <text:list-item>
              <text:p text:style-name="P52"><text:span text:style-name="T19">Beatles – when I’m 64</text:span></text:p>
            </text:list-item>
            <text:list-item>
              <text:p text:style-name="P52"><text:span text:style-name="T19">from a musical</text:span></text:p>
            </text:list-item>
            <text:list-item>
              <text:p text:style-name="P52"><text:span text:style-name="T19">hymn </text:span><text:span text:style-name="T21">(morning has broken?)</text:span></text:p>
            </text:list-item>
          </text:list>
        </text:list-item>
        <text:list-item>
          <text:p text:style-name="P52"><text:span text:style-name="T19">Does it have to do with familiarity? - is this even interesting? </text:span></text:p>
        </text:list-item>
      </text:list>
      <text:p text:style-name="P51"><text:span text:style-name="T19">3. How does consciousness change as we age?</text:span></text:p>
      <text:list xml:id="list4154574851854221542" text:style-name="L17">
        <text:list-item>
          <text:p text:style-name="P53"><text:span text:style-name="T19">Hitchcock movie in patients with AD</text:span></text:p>
        </text:list-item>
        <text:list-item>
          <text:p text:style-name="P53"><text:span text:style-name="T19">Hitchcock movie in age matched controls</text:span></text:p>
        </text:list-item>
      </text:list>
      <text:p text:style-name="P51"><text:span text:style-name="T19">4. Collect CBS data from AD and age matched controls</text:span></text:p>
      <text:list xml:id="list2016359259730770432" text:style-name="L18">
        <text:list-item>
          <text:p text:style-name="P54"><text:span text:style-name="T19">approach this data analysis in the same way Kathleen &amp; Bobby are doing it in kids</text:span></text:p>
        </text:list-item>
        <text:list-item>
          <text:p text:style-name="P54"><text:span text:style-name="T19">compare executive functioning to consciousness (Hitchcock movie)</text:span></text:p>
        </text:list-item>
      </text:list>
      <text:p text:style-name="P48"><text:span text:style-name="T19"/></text:p>
      <text:p text:style-name="P51"><text:span text:style-name="T19">NEED?</text:span></text:p>
      <text:p text:style-name="P51"><text:span text:style-name="T19">One familiar song for BOLD</text:span></text:p>
      <text:p text:style-name="P51"><text:span text:style-name="T19">one familiar song for ISS</text:span></text:p>
      <text:p text:style-name="P51"><text:span text:style-name="T19">one for narrative</text:span></text:p>
      <text:p text:style-name="P51"><text:span text:style-name="T19">Narrative song – get age range of residents, test it out at Christie Gardens</text:span></text:p>
      <text:p text:style-name="P56"><text:span text:style-name="T19">use spouses as age matched control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1" svg:font-family="'Liberation Serif'" style:font-pitch="variable"/>
    <style:font-face style:name="Times" svg:font-family="Tim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Bold" style:font-family-generic="swiss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46:16.701811000</meta:creation-date>
    <dc:date>2017-10-11T15:21:41.724340000</dc:date>
    <meta:editing-duration>PT2H49M36S</meta:editing-duration>
    <meta:editing-cycles>30</meta:editing-cycles>
    <meta:generator>LibreOffice/5.2.3.3$MacOSX_X86_64 LibreOffice_project/d54a8868f08a7b39642414cf2c8ef2f228f780cf</meta:generator>
    <dc:creator>A Sternin</dc:creator>
    <meta:document-statistic meta:table-count="1" meta:image-count="0" meta:object-count="0" meta:page-count="5" meta:paragraph-count="134" meta:word-count="945" meta:character-count="5276" meta:non-whitespace-character-count="4504"/>
    <meta:user-defined meta:name="Mendeley Citation Style_1">http://www.zotero.org/styles/apa</meta:user-defined>
    <meta:user-defined meta:name="Mendeley Document_1">True</meta:user-defined>
    <meta:user-defined meta:name="Mendeley Unique User Id_1">2228961c-4287-3a75-9135-250a27461674</meta:user-defined>
  </office:meta>
</office:document-meta>
</file>